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00000062B000001155D213930.png" manifest:media-type="image/png"/>
  <manifest:file-entry manifest:full-path="Pictures/10000001000001F50000008E4017BDF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rsid="0054f3e7" officeooo:paragraph-rsid="0054f3e7"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Text_20_body" style:list-style-name="L1">
      <style:text-properties officeooo:rsid="0056d634" officeooo:paragraph-rsid="0056d634"/>
    </style:style>
    <style:style style:name="P7" style:family="paragraph" style:parent-style-name="Text_20_body">
      <style:text-properties officeooo:rsid="0056d634" officeooo:paragraph-rsid="0056d634"/>
    </style:style>
    <style:style style:name="P8" style:family="paragraph" style:parent-style-name="Standard">
      <style:paragraph-properties fo:text-align="start" style:justify-single-word="false"/>
      <style:text-properties officeooo:paragraph-rsid="00379c43"/>
    </style:style>
    <style:style style:name="P9" style:family="paragraph" style:parent-style-name="Standard">
      <style:paragraph-properties fo:text-align="end" style:justify-single-word="false"/>
      <style:text-properties officeooo:paragraph-rsid="00379c43"/>
    </style:style>
    <style:style style:name="P10"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1"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Standard">
      <style:text-properties officeooo:paragraph-rsid="0066d480"/>
    </style:style>
    <style:style style:name="P15" style:family="paragraph" style:parent-style-name="Heading_20_1">
      <style:text-properties officeooo:paragraph-rsid="0066d480"/>
    </style:style>
    <style:style style:name="P16" style:family="paragraph" style:parent-style-name="Figure_20_Index_20_1">
      <style:paragraph-properties>
        <style:tab-stops>
          <style:tab-stop style:position="17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18"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19"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20" style:family="paragraph" style:parent-style-name="Standard">
      <style:paragraph-properties fo:text-align="justify" style:justify-single-word="false"/>
      <style:text-properties officeooo:paragraph-rsid="003e180c"/>
    </style:style>
    <style:style style:name="P21" style:family="paragraph" style:parent-style-name="Text_20_body">
      <style:text-properties officeooo:paragraph-rsid="0060470c"/>
    </style:style>
    <style:style style:name="P22" style:family="paragraph" style:parent-style-name="Text_20_body">
      <style:text-properties officeooo:rsid="0060470c" officeooo:paragraph-rsid="0060470c" fo:background-color="#ffff00"/>
    </style:style>
    <style:style style:name="P23"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24" style:family="paragraph" style:parent-style-name="Standard">
      <style:paragraph-properties fo:text-align="justify" style:justify-single-word="false"/>
      <style:text-properties officeooo:paragraph-rsid="0056d634"/>
    </style:style>
    <style:style style:name="P25" style:family="paragraph" style:parent-style-name="Heading_20_2" style:list-style-name="L2">
      <style:text-properties officeooo:paragraph-rsid="0056d634"/>
    </style:style>
    <style:style style:name="P26" style:family="paragraph" style:parent-style-name="Text_20_body">
      <style:text-properties officeooo:paragraph-rsid="0056d634"/>
    </style:style>
    <style:style style:name="P27" style:family="paragraph" style:parent-style-name="Text_20_body">
      <style:text-properties officeooo:paragraph-rsid="007d6073"/>
    </style:style>
    <style:style style:name="P28" style:family="paragraph" style:parent-style-name="Text_20_body">
      <style:text-properties officeooo:paragraph-rsid="00827a93"/>
    </style:style>
    <style:style style:name="P29" style:family="paragraph" style:parent-style-name="Text_20_body">
      <style:text-properties officeooo:paragraph-rsid="0080690f"/>
    </style:style>
    <style:style style:name="P30" style:family="paragraph" style:parent-style-name="Text_20_body">
      <style:text-properties officeooo:paragraph-rsid="0080a4cf"/>
    </style:style>
    <style:style style:name="P31" style:family="paragraph" style:parent-style-name="Standard">
      <style:paragraph-properties fo:text-align="justify" style:justify-single-word="false"/>
      <style:text-properties officeooo:paragraph-rsid="0057c56d"/>
    </style:style>
    <style:style style:name="P32" style:family="paragraph" style:parent-style-name="Heading_20_2" style:list-style-name="L2">
      <style:text-properties officeooo:paragraph-rsid="0057c56d"/>
    </style:style>
    <style:style style:name="P33" style:family="paragraph" style:parent-style-name="Text_20_body">
      <style:text-properties officeooo:paragraph-rsid="0057c56d"/>
    </style:style>
    <style:style style:name="P34" style:family="paragraph" style:parent-style-name="Text_20_body">
      <style:text-properties officeooo:paragraph-rsid="008592bf"/>
    </style:style>
    <style:style style:name="P35" style:family="paragraph" style:parent-style-name="Text_20_body">
      <style:text-properties officeooo:paragraph-rsid="008d7a5d"/>
    </style:style>
    <style:style style:name="P36" style:family="paragraph" style:parent-style-name="Text_20_body">
      <style:text-properties officeooo:paragraph-rsid="009620a2"/>
    </style:style>
    <style:style style:name="P37"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38" style:family="paragraph" style:parent-style-name="Standard">
      <style:paragraph-properties fo:text-align="justify" style:justify-single-word="false"/>
      <style:text-properties officeooo:paragraph-rsid="0059010d"/>
    </style:style>
    <style:style style:name="P39" style:family="paragraph" style:parent-style-name="Heading_20_2" style:list-style-name="L2">
      <style:text-properties officeooo:paragraph-rsid="0059010d"/>
    </style:style>
    <style:style style:name="P40" style:family="paragraph" style:parent-style-name="Text_20_body">
      <style:text-properties officeooo:paragraph-rsid="0059010d"/>
    </style:style>
    <style:style style:name="P41" style:family="paragraph" style:parent-style-name="Text_20_body">
      <style:text-properties officeooo:rsid="0060470c" officeooo:paragraph-rsid="0059010d" fo:background-color="transparent"/>
    </style:style>
    <style:style style:name="P42"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43" style:family="paragraph" style:parent-style-name="Standard">
      <style:paragraph-properties fo:text-align="justify" style:justify-single-word="false"/>
      <style:text-properties officeooo:paragraph-rsid="0059010d" fo:background-color="transparent"/>
    </style:style>
    <style:style style:name="P44"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45"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46" style:family="paragraph" style:parent-style-name="Standard">
      <style:paragraph-properties fo:text-align="justify" style:justify-single-word="false"/>
      <style:text-properties officeooo:paragraph-rsid="005ae9ba"/>
    </style:style>
    <style:style style:name="T1" style:family="text">
      <style:text-properties style:text-position="super 58%"/>
    </style:style>
    <style:style style:name="T2" style:family="text">
      <style:text-properties officeooo:rsid="007d6073"/>
    </style:style>
    <style:style style:name="T3" style:family="text">
      <style:text-properties officeooo:rsid="007f1195"/>
    </style:style>
    <style:style style:name="T4" style:family="text">
      <style:text-properties officeooo:rsid="00827a93"/>
    </style:style>
    <style:style style:name="T5" style:family="text">
      <style:text-properties officeooo:rsid="0080690f"/>
    </style:style>
    <style:style style:name="T6" style:family="text">
      <style:text-properties officeooo:rsid="0080a4cf"/>
    </style:style>
    <style:style style:name="T7" style:family="text">
      <style:text-properties officeooo:rsid="008217d8"/>
    </style:style>
    <style:style style:name="T8" style:family="text">
      <style:text-properties officeooo:rsid="00825de7"/>
    </style:style>
    <style:style style:name="T9" style:family="text">
      <style:text-properties officeooo:rsid="008592bf"/>
    </style:style>
    <style:style style:name="T10" style:family="text">
      <style:text-properties officeooo:rsid="00863053"/>
    </style:style>
    <style:style style:name="T11" style:family="text">
      <style:text-properties officeooo:rsid="00890015"/>
    </style:style>
    <style:style style:name="T12" style:family="text">
      <style:text-properties officeooo:rsid="008a88a8"/>
    </style:style>
    <style:style style:name="T13" style:family="text">
      <style:text-properties officeooo:rsid="008aae93"/>
    </style:style>
    <style:style style:name="T14" style:family="text">
      <style:text-properties officeooo:rsid="008d7a5d"/>
    </style:style>
    <style:style style:name="T15" style:family="text">
      <style:text-properties officeooo:rsid="008e66b0"/>
    </style:style>
    <style:style style:name="T16" style:family="text">
      <style:text-properties officeooo:rsid="00932727"/>
    </style:style>
    <style:style style:name="T17" style:family="text">
      <style:text-properties officeooo:rsid="00947f04"/>
    </style:style>
    <style:style style:name="T18" style:family="text">
      <style:text-properties officeooo:rsid="009620a2"/>
    </style:style>
    <style:style style:name="T19" style:family="text">
      <style:text-properties officeooo:rsid="0097edd1"/>
    </style:style>
    <style:style style:name="T20" style:family="text">
      <style:text-properties officeooo:rsid="005df45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4">Jalon 7 : Mémoire du projet Wizard &amp; Dice</text:p>
      <text:p text:style-name="P5"/>
      <text:p text:style-name="P2"><draw:frame draw:style-name="fr1" draw:name="image6.png" text:anchor-type="as-char" svg:width="10.601cm" svg:height="1.842cm" draw:z-index="12"><draw:image xlink:href="Pictures/100000000000062B000001155D213930.png" xlink:type="simple" xlink:show="embed" xlink:actuate="onLoad" draw:mime-type="image/png"/></draw:frame></text:p>
      <text:p text:style-name="Text_20_body"/>
      <text:p text:style-name="Text_20_body">Équipe projet Wizards &amp; Dice :</text:p>
      <text:list text:style-name="L1">
        <text:list-item>
          <text:p text:style-name="P6">Loïs ALLAIRE-GOUTTE</text:p>
        </text:list-item>
        <text:list-item>
          <text:p text:style-name="P6">Hugo CLAMOND</text:p>
        </text:list-item>
        <text:list-item>
          <text:p text:style-name="P6">Axel MOURILLON</text:p>
        </text:list-item>
        <text:list-item>
          <text:p text:style-name="P6">Arthur YANG</text:p>
        </text:list-item>
      </text:list>
      <text:p text:style-name="Text_20_body"/>
      <text:p text:style-name="P7">Année universitaire 2024-2024</text:p>
      <text:p text:style-name="P7">BUT Réseaux et Télécommunications – 3<text:span text:style-name="T1">è</text:span> année </text:p>
      <text:p text:style-name="P7">IUT de Valence</text:p>
      <text:p text:style-name="Text_20_body"/>
      <text:section text:style-name="Sect1" text:name="Section2">
        <text:p text:style-name="P8"><draw:frame draw:style-name="fr2" draw:name="Image2" text:anchor-type="as-char" svg:y="-0.728cm" svg:width="5.89cm" svg:height="1.669cm" draw:z-index="13"><draw:image xlink:href="Pictures/10000001000001F50000008E4017BDF6.png" xlink:type="simple" xlink:show="embed" xlink:actuate="onLoad" draw:mime-type="image/png"/></draw:frame></text:p>
        <text:p text:style-name="P9"><draw:frame draw:style-name="fr3" draw:name="Image3" text:anchor-type="as-char" svg:y="-0.466cm" svg:width="6.246cm" svg:height="1.725cm" draw:z-index="14"><draw:image xlink:href="Pictures/10000001000002030000007FE924B9FE.png" xlink:type="simple" xlink:show="embed" xlink:actuate="onLoad" draw:mime-type="image/png"/></draw:frame></text:p>
      </text:section>
      <text:p text:style-name="P10"/>
      <text:p text:style-name="P11"/>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12"><text:a xlink:type="simple" xlink:href="#__RefHeading___Toc2581_2368315680" text:style-name="Index_20_Link" text:visited-style-name="Index_20_Link">Table des figures<text:tab/>1</text:a></text:p>
          <text:p text:style-name="P12"><text:a xlink:type="simple" xlink:href="#__RefHeading___Toc395_377169772" text:style-name="Index_20_Link" text:visited-style-name="Index_20_Link">1. Introduction<text:tab/>2</text:a></text:p>
          <text:p text:style-name="P12"><text:a xlink:type="simple" xlink:href="#__RefHeading___Toc395_377169772%20Copie%203" text:style-name="Index_20_Link" text:visited-style-name="Index_20_Link">2. Projet Wizards &amp; Dice<text:tab/>3</text:a></text:p>
          <text:p text:style-name="P13"><text:a xlink:type="simple" xlink:href="#__RefHeading___Toc395_377169772%20Copie%202%20Copie%202" text:style-name="Index_20_Link" text:visited-style-name="Index_20_Link">2.1. Présentation de la société et de son offre sur le marché<text:tab/>3</text:a></text:p>
          <text:p text:style-name="P13"><text:a xlink:type="simple" xlink:href="#__RefHeading___Toc395_377169772%20Copie%202%20Copie%202%20Copie%201" text:style-name="Index_20_Link" text:visited-style-name="Index_20_Link">2.2. Périmètre du projet<text:tab/>4</text:a></text:p>
          <text:p text:style-name="P13"><text:a xlink:type="simple" xlink:href="#__RefHeading___Toc395_377169772%20Copie%202%20Copie%202%20Copie%202" text:style-name="Index_20_Link" text:visited-style-name="Index_20_Link">2.3. Contraintes du projet<text:tab/>4</text:a></text:p>
          <text:p text:style-name="P12"><text:a xlink:type="simple" xlink:href="#__RefHeading___Toc395_377169772%20Copie%203%20Copie%201" text:style-name="Index_20_Link" text:visited-style-name="Index_20_Link">3. Déroulement du projet<text:tab/>5</text:a></text:p>
          <text:p text:style-name="P13"><text:a xlink:type="simple" xlink:href="#__RefHeading___Toc395_377169772%20Copie%202%20Copie%202%20Copie%203" text:style-name="Index_20_Link" text:visited-style-name="Index_20_Link">3.1. Gestion de projet<text:tab/>5</text:a></text:p>
          <text:p text:style-name="P13"><text:a xlink:type="simple" xlink:href="#__RefHeading___Toc395_377169772%20Copie%202%20Copie%202%20Copie%201%20Copie%201" text:style-name="Index_20_Link" text:visited-style-name="Index_20_Link">3.2. Aspects commerciales et documentaires<text:tab/>6</text:a></text:p>
          <text:p text:style-name="P13"><text:a xlink:type="simple" xlink:href="#__RefHeading___Toc395_377169772%20Copie%202%20Copie%202%20Copie%202%20Copie%201" text:style-name="Index_20_Link" text:visited-style-name="Index_20_Link">3.3. Aspects techniques<text:tab/>6</text:a></text:p>
          <text:p text:style-name="P12"><text:a xlink:type="simple" xlink:href="#__RefHeading___Toc395_377169772%20Copie%203%20Copie%201%20Copie%201" text:style-name="Index_20_Link" text:visited-style-name="Index_20_Link">4. Bilan du projet<text:tab/>7</text:a></text:p>
          <text:p text:style-name="P13"><text:a xlink:type="simple" xlink:href="#__RefHeading___Toc395_377169772%20Copie%202%20Copie%202%20Copie%203%20Copie%201" text:style-name="Index_20_Link" text:visited-style-name="Index_20_Link">4.1. Difficultés majeures<text:tab/>7</text:a></text:p>
          <text:p text:style-name="P13"><text:a xlink:type="simple" xlink:href="#__RefHeading___Toc395_377169772%20Copie%202%20Copie%202%20Copie%201%20Copie%201%20Copie%201" text:style-name="Index_20_Link" text:visited-style-name="Index_20_Link">4.2. Pérennité de Wizards &amp; Dice<text:tab/>7</text:a></text:p>
          <text:p text:style-name="P13"><text:a xlink:type="simple" xlink:href="#__RefHeading___Toc395_377169772%20Copie%202%20Copie%202%20Copie%202%20Copie%201%20Copie%201" text:style-name="Index_20_Link" text:visited-style-name="Index_20_Link">4.3. Compétences et expérience acquises<text:tab/>8</text:a></text:p>
          <text:p text:style-name="P12"><text:a xlink:type="simple" xlink:href="#__RefHeading___Toc395_377169772%20Copie%203%20Copie%201%20Copie%202" text:style-name="Index_20_Link" text:visited-style-name="Index_20_Link">5. Conclusion<text:tab/>9</text:a></text:p>
        </text:index-body>
      </text:table-of-content>
      <text:p text:style-name="P14"/>
      <text:p text:style-name="P14"/>
      <text:p text:style-name="P15"><text:bookmark-start text:name="__RefHeading___Toc2581_2368315680"/>Table des figures<text:bookmark-end text:name="__RefHeading___Toc2581_2368315680"/></text:p>
      <text:p text:style-name="P14"/>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text:a xlink:type="simple" xlink:href="#Figure!0%7Csequence" text:style-name="Index_20_Link" text:visited-style-name="Index_20_Link">Figure 1: Exemple de figure<text:tab/>4</text:a></text:p>
        </text:index-body>
      </text:illustration-index>
      <text:p text:style-name="P17"/>
      <text:p text:style-name="P18"/>
      <text:p text:style-name="P10"/>
      <text:p text:style-name="P10"/>
      <text:p text:style-name="P10"/>
      <text:p text:style-name="P10"/>
      <text:list text:style-name="L2">
        <text:list-item>
          <text:p text:style-name="P19"><text:bookmark-start text:name="__RefHeading___Toc395_377169772"/>Introduction<text:bookmark-end text:name="__RefHeading___Toc395_377169772"/></text:p>
        </text:list-item>
      </text:list>
      <text:p text:style-name="P20"/>
      <text:p text:style-name="P21"/>
      <text:p text:style-name="P22">Note de plan (brouillon) :</text:p>
      <text:p text:style-name="P22">&gt; Notre groupe, succinctement et de façon général (3ème annnée BUT RT, etc)</text:p>
      <text:p text:style-name="P22">&gt; Contexte de projet tutoré : générale, méthode de notations, etc</text:p>
      <text:p text:style-name="P22">&gt; Plan</text:p>
      <text:p text:style-name="P20"/>
      <text:p text:style-name="P20"/>
      <text:p text:style-name="Text_20_body"/>
      <text:list text:continue-numbering="true" text:style-name="L2">
        <text:list-item>
          <text:p text:style-name="P23"><text:bookmark-start text:name="__RefHeading___Toc395_377169772 Copie 3"/>Projet Wizards &amp; Dice<text:bookmark-end text:name="__RefHeading___Toc395_377169772 Copie 3"/></text:p>
        </text:list-item>
      </text:list>
      <text:p text:style-name="P24"/>
      <text:list text:continue-numbering="true" text:style-name="L2">
        <text:list-item>
          <text:list>
            <text:list-item>
              <text:p text:style-name="P25"><text:bookmark-start text:name="__RefHeading___Toc395_377169772 Copie 2 Copie 2"/>Présentation de la société et de son offre sur le marché<text:bookmark-end text:name="__RefHeading___Toc395_377169772 Copie 2 Copie 2"/></text:p>
            </text:list-item>
          </text:list>
        </text:list-item>
      </text:list>
      <text:p text:style-name="P26"/>
      <text:p text:style-name="P27"><text:tab/><text:span text:style-name="T2">Notre projet, </text:span>Wizards &amp; Dice, est né d’une passion partagée par les quatre membres de l’équipe pour l’univers du jeu de rôle (JDR). <text:span text:style-name="T2">Au cours de l’été 2024, nous avons fait tous ensemble </text:span>un voyage en Italie. <text:span text:style-name="T2">Durant ces 2 semaines, nous </text:span>avons <text:span text:style-name="T2">jouée à une campagne d’initiation au JDR. Bien qu’Hugo et Axel avaient déjà une certaine expérience en matière de jeu de rôle, Loïs et Arthur eurent l’occasion de découvrir ce genre d’univers</text:span>. Cette expérience a marqué <text:span text:style-name="T2">positivement notre groupe : nous nous étions découvert un nouveau centre d’intérêts commun</text:span>. </text:p>
      <text:p text:style-name="P27"/>
      <text:p text:style-name="P28"><text:tab/>À notre retour <text:span text:style-name="T2">à l’IUT en septembre 2024</text:span>, le cadre du projet tutoré a été présenté <text:span text:style-name="T2">par M. MICHEL et M. DUCHEMIN et n</text:span>ous nous sommes rapidement rassemblés <text:span text:style-name="T2">pour former notre groupe de projet. Notre affinité commune et nos tempéramments respectivement nous paraissaient compatible pour mener un travail rigoureux dans une ambiance saine, le tout sans que notre amitié en patisse. En cherchant un sujet pour mener un projet de l’envergure du projet tutoré nous avons fait</text:span> plusieurs constats <text:span text:style-name="T2">vis-à-vis du JDR</text:span>. D’une part, les contenus liés au JDR sont souvent dispersés sur le web, mal référencés ou difficilement accessibles. <text:span text:style-name="T2">C’est encore plus vrai </text:span>pour les débutants. D’autre part, les sites existants sont pour la plupart anglophones, peu visibles ou peu adaptés aux attentes des joueurs francophones. Ce déficit de lisibilité et d’accessibilité représente une <text:span text:style-name="T3">véritable </text:span>difficulté pour toute personne souhaitant s’initier <text:span text:style-name="T3">aux jeux de rôle </text:span>ou approfondir sa pratique. <text:span text:style-name="T4">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26"/>
      <text:p text:style-name="P29"><text:tab/>Face à cette situation, <text:span text:style-name="T3">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5">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26"/>
      <text:p text:style-name="P29"><text:tab/><text:span text:style-name="T5">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29"/>
      <text:p text:style-name="P30"><text:tab/><text:span text:style-name="T6">Pour mener à bien ce projet ambitieu</text:span><text:span text:style-name="T7">x</text:span><text:span text:style-name="T6">, n</text:span>ous avons décliné nos objectifs en trois horizons temporels. À court terme, notre priorité est de respecter les jalons du projet tutoré, notamment les livrables demandés et les délais imposés. <text:span text:style-name="T6">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7">sa disponibilité </text:span>et sa sécurité. À long terme, nous <text:span text:style-name="T8">voudrions</text:span> que ce projet <text:span text:style-name="T8">puisse servir de</text:span> base pour <text:span text:style-name="T8">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8">Cependant, ce virement d’approche n’empêcherais</text:span> <text:span text:style-name="T8">p</text:span>lusieurs membres de l’équipe <text:span text:style-name="T8">à reprendre le projet quelques années après sa cloture sur le plan académique. </text:span></text:p>
      <text:p text:style-name="P30"/>
      <text:p text:style-name="P31"/>
      <text:list text:continue-numbering="true" text:style-name="L2">
        <text:list-item>
          <text:list>
            <text:list-item>
              <text:p text:style-name="P32"><text:bookmark-start text:name="__RefHeading___Toc395_377169772 Copie 2 Copie 2 Copie 1"/><text:soft-page-break/>Périmètre du projet <text:bookmark-end text:name="__RefHeading___Toc395_377169772 Copie 2 Copie 2 Copie 1"/></text:p>
            </text:list-item>
          </text:list>
        </text:list-item>
      </text:list>
      <text:p text:style-name="P33"/>
      <text:p text:style-name="P34"><text:tab/>Le périmètre de <text:span text:style-name="T9">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10">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34"/>
      <text:p text:style-name="P35"><text:tab/><text:span text:style-name="T11">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12">les équipements nécessaires</text:span><text:span text:style-name="T11">, déployer </text:span><text:span text:style-name="T12">l’infrastructure</text:span><text:span text:style-name="T11">, configurer </text:span><text:span text:style-name="T12">les fonctionnalités avancées</text:span><text:span text:style-name="T11"> et </text:span><text:span text:style-name="T12">sécuriser </text:span><text:span text:style-name="T13">les actifs de notre plateforme. </text:span><text:span text:style-name="T14">Il faut également structurer de l’offre de produits, définir l’identité graphique et les stratégies de communication de notre site.</text:span></text:p>
      <text:p text:style-name="P33"/>
      <text:p text:style-name="P33"><text:tab/><text:span text:style-name="T15">Ainsi, l</text:span>e périmètre d<text:span text:style-name="T15">u projet </text:span>Wizards &amp; Dice est à la fois ambitieux et cohérent. <text:span text:style-name="T15">Nous articulons nos objectifs autour des</text:span> des exigences pédagogiques et techniques <text:span text:style-name="T15">tout en faisant notre possible pour garder un</text:span> projet concret, <text:span text:style-name="T15">ayant du</text:span> sens et <text:span text:style-name="T15">pouvant é</text:span>volu<text:span text:style-name="T15">er à l’avenir</text:span>.</text:p>
      <text:p text:style-name="P31"/>
      <text:p text:style-name="P31"/>
      <text:list text:continue-numbering="true" text:style-name="L2">
        <text:list-item>
          <text:list>
            <text:list-item>
              <text:p text:style-name="P32"><text:bookmark-start text:name="__RefHeading___Toc395_377169772 Copie 2 Copie 2 Copie 2"/>Contraintes du projet<text:bookmark-end text:name="__RefHeading___Toc395_377169772 Copie 2 Copie 2 Copie 2"/></text:p>
            </text:list-item>
          </text:list>
        </text:list-item>
      </text:list>
      <text:p text:style-name="P33"/>
      <text:p text:style-name="P33"><text:tab/><text:span text:style-name="T16">Au </text:span>lancement du projet, nous avons identifié un ensemble de contraintes, <text:span text:style-name="T16">aussi bien imposé</text:span><text:span text:style-name="T17">es</text:span><text:span text:style-name="T16"> par l’IUT </text:span><text:span text:style-name="T17">comme apparaissant d’elles-même, de par la nature du projet.</text:span></text:p>
      <text:p text:style-name="P33"/>
      <text:p text:style-name="P36"><text:tab/><text:span text:style-name="T18">En commençant par </text:span>le plan financier, <text:span text:style-name="T18">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 un retour sur investissement, donc il aurait été possible d’injecter plus de fonds dans le projet. Notre équipe a donc décidé d’établir deux limites au budget, dépendament du lancement commerciale ou non. Dans le cas où le projet restait académique, le budget initiale serait de 900€, mais celui-ci s’éléverai à 1 800€ en cas de lancement. </text:span><text:span text:style-name="T19">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36"/>
      <text:p text:style-name="P36"/>
      <text:p text:style-name="P36"/>
      <text:p text:style-name="P36"/>
      <text:p text:style-name="P33"/>
      <text:p text:style-name="P33"><text:tab/>Concernant les ressources humaines, l’équipe est composée de quatre étudiants en alternance, avec des emplois du temps irréguliers et chargés. Cette contrainte nous a conduits à adopter une organisation hebdomadaire, permettant d’adapter la répartition des tâches aux disponibilités réelles de chacun.</text:p>
      <text:p text:style-name="P33"/>
      <text:p text:style-name="P33"><text:tab/>Du point de vue matériel, nous avons principalement utilisé nos équipements personnels. Toutefois, certains matériels supplémentaires ont été fournis par l’IUT, sur demande, afin de compléter notre installation.</text:p>
      <text:p text:style-name="P33"/>
      <text:p text:style-name="P33"><text:soft-page-break/><text:tab/>En complément de cette analyse des ressources, nous avons mené une réflexion sur les risques du projet à l’aide d’une matrice SWOT. Parmi les forces identifiées, on retrouve une équipe soudée, un sujet motivant, ainsi qu’un bon niveau de maîtrise des aspects réseau et système. À l’inverse, nos principales faiblesses résident dans la limitation des ressources et le manque d’expérience en gestion de projet. Les opportunités sont nombreuses : l’engouement croissant pour le JDR, la rareté des concurrents directs sur le marché francophone et la possibilité de développer une plateforme ergonomique et visible. Enfin, nous avons mis en évidence plusieurs menaces, telles que la charge de travail élevée due à l’alternance, la dépendance à des services tiers, et les incertitudes liées aux retours pédagogiques.</text:p>
      <text:p text:style-name="P33"/>
      <text:p text:style-name="P33"><text:tab/>Ces éléments ont guidé nos choix dès les premières semaines, et ont constitué une base solide pour la planification et l’organisation du travail.</text:p>
      <text:p text:style-name="P33"/>
      <text:p text:style-name="P33"/>
      <text:list text:continue-numbering="true" text:style-name="L2">
        <text:list-item>
          <text:p text:style-name="P37"><text:bookmark-start text:name="__RefHeading___Toc395_377169772 Copie 3 Copie 1"/>Déroulement du projet<text:bookmark-end text:name="__RefHeading___Toc395_377169772 Copie 3 Copie 1"/></text:p>
        </text:list-item>
      </text:list>
      <text:p text:style-name="P38"/>
      <text:list text:continue-numbering="true" text:style-name="L2">
        <text:list-item>
          <text:list>
            <text:list-item>
              <text:p text:style-name="P39"><text:bookmark-start text:name="__RefHeading___Toc395_377169772 Copie 2 Copie 2 Copie 3"/>Gestion de projet<text:bookmark-end text:name="__RefHeading___Toc395_377169772 Copie 2 Copie 2 Copie 3"/></text:p>
            </text:list-item>
          </text:list>
        </text:list-item>
      </text:list>
      <text:p text:style-name="P40"/>
      <text:p text:style-name="P41"><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41"/>
      <text:p text:style-name="P41"><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41"/>
      <text:p text:style-name="P41"><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41"/>
      <text:p text:style-name="P41"><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41"/>
      <text:p text:style-name="P41"><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41"/>
      <text:p text:style-name="P41"><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41"/>
      <text:p text:style-name="P41"><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41"/>
      <text:p text:style-name="P41"><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41"/>
      <text:p text:style-name="P41"><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41"/>
      <text:p text:style-name="P41"><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41"/>
      <text:p text:style-name="P41"><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41"/>
      <text:p text:style-name="P41"><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38"/>
      <text:p text:style-name="P38"/>
      <text:list text:continue-numbering="true" text:style-name="L2">
        <text:list-item>
          <text:list>
            <text:list-item>
              <text:p text:style-name="P39"><text:bookmark-start text:name="__RefHeading___Toc395_377169772 Copie 2 Copie 2 Copie 1 Copie 1"/>Aspects commerciale<text:span text:style-name="T20">s</text:span> et documentaire<text:span text:style-name="T20">s</text:span><text:bookmark-end text:name="__RefHeading___Toc395_377169772 Copie 2 Copie 2 Copie 1 Copie 1"/></text:p>
            </text:list-item>
          </text:list>
        </text:list-item>
      </text:list>
      <text:p text:style-name="P40"/>
      <text:p text:style-name="P40">[Corps de texte]</text:p>
      <text:p text:style-name="P21"/>
      <text:p text:style-name="P22">Note de plan (brouillon) :</text:p>
      <text:p text:style-name="P22">&gt; Travaux de recherches en début de projet</text:p>
      <text:p text:style-name="P22">&gt; Formalisation de la proposition commercial : étude de marché, des coûts, etc</text:p>
      <text:p text:style-name="P22">&gt; Gestion des aspects commerciaux et marketing : charte graphique, réseaux sociaux, etc</text:p>
      <text:p text:style-name="P22">&gt; Aspect développement durable et français</text:p>
      <text:p text:style-name="P38"/>
      <text:p text:style-name="P38"/>
      <text:list text:continue-numbering="true" text:style-name="L2">
        <text:list-item>
          <text:list>
            <text:list-item>
              <text:p text:style-name="P39"><text:bookmark-start text:name="__RefHeading___Toc395_377169772 Copie 2 Copie 2 Copie 2 Copie 1"/>Aspects techniques<text:bookmark-end text:name="__RefHeading___Toc395_377169772 Copie 2 Copie 2 Copie 2 Copie 1"/></text:p>
            </text:list-item>
          </text:list>
        </text:list-item>
      </text:list>
      <text:p text:style-name="P40"/>
      <text:p text:style-name="P40">[Corps de texte]</text:p>
      <text:p text:style-name="P21"/>
      <text:p text:style-name="P22">Note de plan (brouillon) :</text:p>
      <text:p text:style-name="P22">&gt; Réponse(s) technique(s) à la problématique : choix effectué, évaluation des possibilités à notre portée, etc</text:p>
      <text:p text:style-name="P22">&gt; Fonctionnalité en place (vs voulues ?)</text:p>
      <text:p text:style-name="P22">&gt; Sécurité informatique</text:p>
      <text:p text:style-name="P40"/>
      <text:p text:style-name="P40"/>
      <text:p text:style-name="P40"/>
      <text:list text:continue-numbering="true" text:style-name="L2">
        <text:list-item>
          <text:p text:style-name="P42"><text:bookmark-start text:name="__RefHeading___Toc395_377169772 Copie 3 Copie 1 Copie 1"/>Bilan du projet<text:bookmark-end text:name="__RefHeading___Toc395_377169772 Copie 3 Copie 1 Copie 1"/></text:p>
        </text:list-item>
      </text:list>
      <text:p text:style-name="P38"/>
      <text:list text:continue-numbering="true" text:style-name="L2">
        <text:list-item>
          <text:list>
            <text:list-item>
              <text:p text:style-name="P39"><text:bookmark-start text:name="__RefHeading___Toc395_377169772 Copie 2 Copie 2 Copie 3 Copie 1"/>Difficultés majeures<text:bookmark-end text:name="__RefHeading___Toc395_377169772 Copie 2 Copie 2 Copie 3 Copie 1"/></text:p>
            </text:list-item>
          </text:list>
        </text:list-item>
      </text:list>
      <text:p text:style-name="P40"/>
      <text:p text:style-name="P41"><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41"/>
      <text:p text:style-name="P41"><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41"/>
      <text:p text:style-name="P41"><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41"/>
      <text:p text:style-name="P41"><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41"/>
      <text:p text:style-name="P41"><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43"/>
      <text:p text:style-name="P38"/>
      <text:list text:continue-numbering="true" text:style-name="L2">
        <text:list-item>
          <text:list>
            <text:list-item>
              <text:p text:style-name="P39"><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40"/>
      <text:p text:style-name="P40"><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40"/>
      <text:p text:style-name="P40"><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40"/>
      <text:p text:style-name="P40"><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40"/>
      <text:p text:style-name="P40"><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40"/>
      <text:p text:style-name="P38"/>
      <text:list text:continue-numbering="true" text:style-name="L2">
        <text:list-item>
          <text:list>
            <text:list-item>
              <text:p text:style-name="P39"><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40"/>
      <text:p text:style-name="P40"><text:tab/>Au-delà des livrables réalisés et des objectifs atteints, Wizards &amp; Dice a été une source d’apprentissage riche et multidimensionnelle pour tous les membres de l’équipe. Ce projet nous a permis de développer des compétences techniques pointues, mais également des savoir-faire transversaux tout aussi essentiels dans un cadre professionnel.</text:p>
      <text:p text:style-name="P40"/>
      <text:p text:style-name="P40"><text:tab/>Sur le plan technique, nous avons acquis une expérience solide en matière de gestion d’infrastructure, de déploiement sécurisé, d’administration réseau et de développement web. Ces compétences sont directement liées à notre formation, mais elles ont été renforcées par la mise en situation concrète imposée par le projet.</text:p>
      <text:p text:style-name="P40"/>
      <text:p text:style-name="P40"><text:tab/>Du côté des compétences transversales, la gestion de projet, la planification, la priorisation des tâches, la production documentaire, et la communication d’équipe ont été au cœur de notre quotidien pendant plusieurs mois. Nous avons appris à gérer un projet complexe sur la durée, à travailler sous contraintes, à ajuster notre organisation en fonction des imprévus, et à maintenir une dynamique collective malgré les périodes de surcharge ou de découragement.</text:p>
      <text:p text:style-name="P40"/>
      <text:p text:style-name="P40"><text:tab/>L’expérience acquise s’étend également à la dimension humaine. La qualité des relations au sein de l’équipe a été un facteur clé de réussite. Nos échanges réguliers, notre écoute mutuelle, notre capacité à nous soutenir lors des moments difficiles, et les événements extra-professionnels que nous avons partagés ont tous contribué à renforcer notre cohésion.</text:p>
      <text:p text:style-name="P40"/>
      <text:p text:style-name="P40"><text:tab/>En somme, Wizards &amp; Dice ne nous a pas seulement permis de produire un site et de satisfaire à des objectifs pédagogiques. Il nous a offert une véritable immersion dans la réalité d’un projet collaboratif, avec ses exigences, ses défis, et les nombreuses compétences qu’il permet de forger. Cette expérience constitue un socle solide pour nos projets futurs, qu’ils soient professionnels ou personnels.</text:p>
      <text:p text:style-name="P40"/>
      <text:p text:style-name="P40"/>
      <text:p text:style-name="P40"/>
      <text:list text:continue-numbering="true" text:style-name="L2">
        <text:list-item>
          <text:p text:style-name="P44"><text:bookmark-start text:name="__RefHeading___Toc395_377169772 Copie 3 Copie 1 Copie 2"/>Conclusion<text:bookmark-end text:name="__RefHeading___Toc395_377169772 Copie 3 Copie 1 Copie 2"/></text:p>
        </text:list-item>
      </text:list>
      <text:p text:style-name="P38"/>
      <text:p text:style-name="P38"/>
      <text:p text:style-name="P21">[Corps de texte]</text:p>
      <text:p text:style-name="P38"/>
      <text:p text:style-name="P22">Note de plan (brouillon) :</text:p>
      <text:p text:style-name="P45">&gt; Rappeler succinctement ce qui a été vu dans le mémoire : Projet Wizards &amp; Dice ; Déroulement du projet ; Bilan du projet</text:p>
      <text:p text:style-name="P45">&gt; Remercier les équipes enseignantes, les intervants et le GRETA (...) - Ne pas nommé pour éviter les problèmes</text:p>
      <text:p text:style-name="P45">&gt; Sucer en mode "très enrichissant" et "on a beaucoup appris" et "ça va nous servir"</text:p>
      <text:p text:style-name="P38"/>
      <text:p text:style-name="P46"/>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chapter">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chapter">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1D50AB68.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8E5F4E23.png" xlink:type="simple" xlink:show="embed" xlink:actuate="onLoad" draw:mime-type="image/png"/></draw:frame><draw:frame draw:style-name="Mfr3"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4017BDF6.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1"><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5</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8"><draw:image xlink:href="Pictures/10000001000001F50000008E4017BDF6.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4017BDF6.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9</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4017BDF6.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0</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4017BDF6.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5-21T17:28:13.334211300</dc:date>
    <meta:editing-duration>PT8H43M49S</meta:editing-duration>
    <meta:editing-cycles>93</meta:editing-cycles>
    <meta:document-statistic meta:table-count="0" meta:image-count="12" meta:object-count="0" meta:page-count="12" meta:paragraph-count="136" meta:word-count="3697" meta:character-count="23646" meta:non-whitespace-character-count="20041"/>
  </office:meta>
</office:document-meta>
</file>